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темы, разделы и их описание</text:p>
      <text:p text:style-name="P1">ChatGPT</text:p>
      <text:p text:style-name="P2">ChatGPT</text:p>
      <text:p text:style-name="P8">Вот основные темы и разделы, которые часто включают в учебные курсы по PHP:</text:p>
      <text:h text:style-name="P14" text:outline-level="3">Основы PHP:</text:h>
      <text:list xml:id="list2833552306324583931" text:style-name="L1">
        <text:list-item>
          <text:p text:style-name="P9"><text:span text:style-name="Strong_20_Emphasis">Введение в PHP</text:span></text:p>
          <text:list>
            <text:list-item>
              <text:p text:style-name="P3">Обзор языка, его история, основные цели и применение.</text:p>
            </text:list-item>
          </text:list>
        </text:list-item>
        <text:list-item>
          <text:p text:style-name="P9"><text:span text:style-name="Strong_20_Emphasis">Синтаксис и переменные</text:span></text:p>
          <text:list>
            <text:list-item>
              <text:p text:style-name="P3">Основы синтаксиса, правила именования переменных, типы данных.</text:p>
            </text:list-item>
          </text:list>
        </text:list-item>
        <text:list-item>
          <text:p text:style-name="P9"><text:span text:style-name="Strong_20_Emphasis">Операторы и управляющие структуры</text:span></text:p>
          <text:list>
            <text:list-item>
              <text:p text:style-name="P3">Работа с арифметическими, логическими и другими операторами.</text:p>
            </text:list-item>
            <text:list-item>
              <text:p text:style-name="P3">Условные операторы (if, else, switch) и циклы (for, while, foreach).</text:p>
            </text:list-item>
          </text:list>
        </text:list-item>
        <text:list-item>
          <text:p text:style-name="P9"><text:span text:style-name="Strong_20_Emphasis">Функции</text:span></text:p>
          <text:list>
            <text:list-item>
              <text:p text:style-name="P3">Объявление функций, передача параметров, возвращаемые значения.</text:p>
            </text:list-item>
            <text:list-item>
              <text:p text:style-name="P9">Встроенные и пользовательские функции.</text:p>
            </text:list-item>
          </text:list>
        </text:list-item>
      </text:list>
      <text:h text:style-name="P14" text:outline-level="3">Объектно-ориентированное программирование (ООП) в PHP:</text:h>
      <text:list xml:id="list1645366674035784452" text:style-name="L2">
        <text:list-item>
          <text:p text:style-name="P10"><text:span text:style-name="Strong_20_Emphasis">Классы и объекты</text:span></text:p>
          <text:list>
            <text:list-item>
              <text:p text:style-name="P4">Создание классов, свойства и методы, создание объектов.</text:p>
            </text:list-item>
            <text:list-item>
              <text:p text:style-name="P4">Наследование, инкапсуляция, полиморфизм.</text:p>
            </text:list-item>
          </text:list>
        </text:list-item>
        <text:list-item>
          <text:p text:style-name="P10"><text:span text:style-name="Strong_20_Emphasis">Интерфейсы и абстрактные классы</text:span></text:p>
          <text:list>
            <text:list-item>
              <text:p text:style-name="P4">Работа с интерфейсами, реализация их методов.</text:p>
            </text:list-item>
            <text:list-item>
              <text:p text:style-name="P10">Использование абстрактных классов для создания базовой функциональности.</text:p>
            </text:list-item>
          </text:list>
        </text:list-item>
      </text:list>
      <text:h text:style-name="P14" text:outline-level="3">Работа с базами данных:</text:h>
      <text:list xml:id="list627793227660458037" text:style-name="L3">
        <text:list-item>
          <text:p text:style-name="P5"><text:span text:style-name="Strong_20_Emphasis">Работа с базами данных (SQL и PHP)</text:span></text:p>
          <text:list>
            <text:list-item>
              <text:p text:style-name="P5">Подключение к базам данных, выполнение запросов.</text:p>
            </text:list-item>
            <text:list-item>
              <text:p text:style-name="P11">Использование SQL для создания, чтения, обновления и удаления данных.</text:p>
            </text:list-item>
          </text:list>
        </text:list-item>
      </text:list>
      <text:h text:style-name="P14" text:outline-level="3">Веб-разработка на PHP:</text:h>
      <text:list xml:id="list2807565097864322480" text:style-name="L4">
        <text:list-item>
          <text:p text:style-name="P12"><text:span text:style-name="Strong_20_Emphasis">Работа с формами и сессиями</text:span></text:p>
          <text:list>
            <text:list-item>
              <text:p text:style-name="P6">Обработка данных из форм, отправка данных на сервер.</text:p>
            </text:list-item>
            <text:list-item>
              <text:p text:style-name="P6">Управление сессиями для отслеживания пользователей.</text:p>
            </text:list-item>
          </text:list>
        </text:list-item>
        <text:list-item>
          <text:p text:style-name="P12"><text:span text:style-name="Strong_20_Emphasis">Шаблонизация и вывод данных</text:span></text:p>
          <text:list>
            <text:list-item>
              <text:p text:style-name="P12">Использование шаблонов для отделения логики и представления.</text:p>
            </text:list-item>
          </text:list>
        </text:list-item>
      </text:list>
      <text:h text:style-name="P14" text:outline-level="3"><text:soft-page-break/>Дополнительные темы:</text:h>
      <text:list xml:id="list7756189467227221143" text:style-name="L5">
        <text:list-item>
          <text:p text:style-name="P13"><text:span text:style-name="Strong_20_Emphasis">Безопасность приложений на PHP</text:span></text:p>
          <text:list>
            <text:list-item>
              <text:p text:style-name="P7">Защита от атак, предотвращение уязвимостей.</text:p>
            </text:list-item>
          </text:list>
        </text:list-item>
        <text:list-item>
          <text:p text:style-name="P13"><text:span text:style-name="Strong_20_Emphasis">Фреймворки и расширения</text:span></text:p>
          <text:list>
            <text:list-item>
              <text:p text:style-name="P7">Использование фреймворков для ускорения разработки.</text:p>
            </text:list-item>
            <text:list-item>
              <text:p text:style-name="P7">Работа с дополнительными расширениями и библиотеками.</text:p>
            </text:list-item>
          </text:list>
        </text:list-item>
        <text:list-item>
          <text:p text:style-name="P13"><text:span text:style-name="Strong_20_Emphasis">Отладка и оптимизация кода</text:span></text:p>
          <text:list>
            <text:list-item>
              <text:p text:style-name="P13">Инструменты для отладки кода, повышение производительности.</text:p>
            </text:list-item>
          </text:list>
        </text:list-item>
      </text:list>
      <text:p text:style-name="P8">Эти темы охватывают основы и более продвинутые концепции PHP. Изучение каждого раздела поможет лучше понять язык программирования и его применение в разработке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19:14:08.57</dc:date>
    <meta:document-statistic meta:table-count="0" meta:image-count="0" meta:object-count="0" meta:page-count="2" meta:paragraph-count="41" meta:word-count="258" meta:character-count="1808"/>
    <dc:creator>Dima Wide</dc:creator>
    <meta:user-defined meta:name="Info 1"/>
    <meta:user-defined meta:name="Info 2"/>
    <meta:user-defined meta:name="Info 3"/>
    <meta:user-defined meta:name="Info 4"/>
  </office:meta>
</office:document-meta>
</file>